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2" style:family="table-row">
      <style:table-row-properties style:min-row-height="5.293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officeooo:rsid="00206f43" officeooo:paragraph-rsid="00206f43"/>
    </style:style>
    <style:style style:name="P12" style:family="paragraph" style:parent-style-name="Table_20_Contents">
      <style:text-properties style:font-name="helevetica" officeooo:rsid="002557cd" officeooo:paragraph-rsid="002557cd"/>
    </style:style>
    <style:style style:name="P13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4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6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8" style:family="paragraph" style:parent-style-name="Table_20_Contents">
      <style:text-properties style:font-name="helevetica" fo:font-weight="normal" officeooo:rsid="00307bf2" officeooo:paragraph-rsid="00307bf2" style:font-weight-asian="normal" style:font-weight-complex="normal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0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1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2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2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4" style:family="paragraph" style:parent-style-name="Table_20_Contents">
      <style:text-properties style:font-name="helevetica" officeooo:rsid="00307bf2" officeooo:paragraph-rsid="00307bf2"/>
    </style:style>
    <style:style style:name="P25" style:family="paragraph" style:parent-style-name="Table_20_Contents">
      <style:text-properties style:font-name="helevetica" officeooo:rsid="003d57ff" officeooo:paragraph-rsid="003d57ff"/>
    </style:style>
    <style:style style:name="P26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7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8" style:family="paragraph" style:parent-style-name="Standard">
      <style:text-properties officeooo:rsid="00124a89" officeooo:paragraph-rsid="00192189"/>
    </style:style>
    <style:style style:name="P29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30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31" style:family="paragraph" style:parent-style-name="Table_20_Contents" style:list-style-name="L1">
      <style:text-properties style:font-name="helevetica" fo:font-size="12pt" officeooo:rsid="003f3cdc" officeooo:paragraph-rsid="003f3cdc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f3cdc"/>
    </style:style>
    <style:style style:name="T5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10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11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2" style:family="text">
      <style:text-properties officeooo:rsid="0015d714"/>
    </style:style>
    <style:style style:name="T13" style:family="text">
      <style:text-properties officeooo:rsid="00165d7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382c5" style:font-weight-asian="bold" style:font-weight-complex="bold"/>
    </style:style>
    <style:style style:name="T16" style:family="text">
      <style:text-properties fo:font-weight="bold" officeooo:rsid="003d57ff" style:font-weight-asian="bold" style:font-weight-complex="bold"/>
    </style:style>
    <style:style style:name="T17" style:family="text">
      <style:text-properties fo:font-weight="bold" officeooo:rsid="004388c3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382c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3a38" style:font-weight-asian="normal" style:font-weight-complex="normal"/>
    </style:style>
    <style:style style:name="T22" style:family="text">
      <style:text-properties fo:font-weight="normal" officeooo:rsid="003153e7" style:font-weight-asian="normal" style:font-weight-complex="normal"/>
    </style:style>
    <style:style style:name="T23" style:family="text">
      <style:text-properties officeooo:rsid="002865e9"/>
    </style:style>
    <style:style style:name="T24" style:family="text">
      <style:text-properties officeooo:rsid="002df6d4"/>
    </style:style>
    <style:style style:name="T25" style:family="text">
      <style:text-properties officeooo:rsid="002e0533"/>
    </style:style>
    <style:style style:name="T26" style:family="text">
      <style:text-properties officeooo:rsid="002f6230"/>
    </style:style>
    <style:style style:name="T27" style:family="text">
      <style:text-properties officeooo:rsid="003153e7"/>
    </style:style>
    <style:style style:name="T28" style:family="text">
      <style:text-properties officeooo:rsid="0033bd13"/>
    </style:style>
    <style:style style:name="T29" style:family="text">
      <style:text-properties officeooo:rsid="003d57ff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4388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/text:p>
          </table:table-cell>
        </table:table-row>
        <table:table-row table:style-name="Table4.2">
          <table:table-cell table:style-name="Table4.A2" office:value-type="string">
            <text:p text:style-name="P10"><text:span text:style-name="T14">Nom : </text:span><text:span text:style-name="T16">Modifie</text:span><text:span text:style-name="T17">r</text:span><text:span text:style-name="T16"> ou annuler une commande</text:span><text:span text:style-name="T20"> (package : interface </text:span><text:span text:style-name="T21">client</text:span><text:span text:style-name="T20">)</text:span></text:p>
            <text:p text:style-name="P9"><text:span text:style-name="T14">Acteur </text:span>: Client</text:p>
            <text:p text:style-name="P4"><text:span text:style-name="Strong_20_Emphasis"><text:span text:style-name="T5">Description</text:span></text:span><text:span text:style-name="T11"> </text:span><text:span text:style-name="T6">: Le client </text:span><text:span text:style-name="T8">doit pouvoir </text:span><text:span text:style-name="T9">s’il le souhaite</text:span><text:span text:style-name="T8"> </text:span><text:span text:style-name="T10">modifier sa commande (quantités, articles) ou bien annuler cette dernière</text:span></text:p>
            <text:p text:style-name="P27"/>
            <text:p text:style-name="P26"><text:span text:style-name="T14">Auteur </text:span>:<text:span text:style-name="T29">Thomas</text:span></text:p>
            <text:p text:style-name="P26"><text:span text:style-name="T14">Date </text:span>: 1<text:span text:style-name="T12">3</text:span> juillet 2018</text:p>
            <text:p text:style-name="P26"/>
            <text:p text:style-name="P5"><text:span text:style-name="Strong_20_Emphasis"><text:span text:style-name="T5">Pré-conditions</text:span></text:span><text:span text:style-name="T6"> : Le client doit </text:span><text:span text:style-name="T10">avoir constitué un panier</text:span></text:p>
            <text:p text:style-name="P4"><text:span text:style-name="Strong_20_Emphasis"><text:span text:style-name="T5">Démarrage</text:span></text:span><text:span text:style-name="T6"> : L’utilisateur </text:span><text:span text:style-name="T7">se rend sur l</text:span><text:span text:style-name="T10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4">1 Le </text:span><text:span text:style-name="T15">système</text:span> affiche <text:span text:style-name="T13">les articles dans le panier du client</text:span></text:p>
            <text:p text:style-name="P8"><text:span text:style-name="T18">2 l’utilisateur</text:span> <text:span text:style-name="T29">veut modifier sa commande</text:span></text:p>
            <text:p text:style-name="P8"><text:span text:style-name="T18">3 l’utilisateur</text:span> <text:span text:style-name="T29">modifie sa quantité de pizza</text:span></text:p>
            <text:p text:style-name="P8"><text:span text:style-name="T18">4 l’utilisateur</text:span> <text:span text:style-name="T13">valide de nouveau sa commande</text:span></text:p>
            <text:p text:style-name="P11"><text:span text:style-name="T14">5 </text:span><text:span text:style-name="T15">Le s</text:span><text:span text:style-name="T14">ystème</text:span> calcul<text:span text:style-name="T24">e</text:span> le temps néc<text:span text:style-name="T25">e</text:span>ssaire pour préparer la commande.</text:p>
            <text:p text:style-name="P11"><text:span text:style-name="T14">6 </text:span><text:span text:style-name="T15">Le système</text:span><text:span text:style-name="T19"> demande au client s’il est d’accord pour le délai proposé</text:span></text:p>
            <text:p text:style-name="P12"><text:span text:style-name="T18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3">d’exceptions</text:span></text:p>
          </table:table-cell>
        </table:table-row>
        <table:table-row>
          <table:table-cell table:style-name="Table3.A2" office:value-type="string">
            <text:p text:style-name="P25">2.a L’utilisateur annule sa commande</text:p>
            <text:p text:style-name="P25">3.a L’utilisateur clique sur « modifier ma pizza »</text:p>
            <text:p text:style-name="P25">3.b L’utilisateur consulte le catalogue de pizza</text:p>
            <text:p text:style-name="P25">3.c l’utilisateur <text:span text:style-name="T31">sélectionne</text:span>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6">décision</text:span> de l’utilisateur <text:span text:style-name="T29">à l’étape 2</text:span></text:p>
          </table:table-cell>
        </table:table-row>
        <table:table-row>
          <table:table-cell table:style-name="Table5.A2" office:value-type="string">
            <text:p text:style-name="P13">Post condition : </text:p>
            <text:p text:style-name="P13"/>
            <text:list xml:id="list1883453941890778273" text:style-name="L1">
              <text:list-item>
                <text:p text:style-name="P29"><text:span text:style-name="T2">Scénario nominal :</text:span><text:span text:style-name="T1"> </text:span><text:span text:style-name="T12"> Le panier est actualisé et enregistré avec un message de confirmation.</text:span></text:p>
              </text:list-item>
              <text:list-item>
                <text:p text:style-name="P30"><text:span text:style-name="T3">Scénario d’exception :</text:span><text:span text:style-name="T2"> </text:span><text:span text:style-name="T4">2.a</text:span><text:span text:style-name="T1"> </text:span>Le client reçoit un message d’au revoir et la commande n’est pas enregistré<text:span text:style-name="T25">e</text:span>.</text:p>
              </text:list-item>
              <text:list-item>
                <text:p text:style-name="P31"><text:span text:style-name="T30">3.c </text:span><text:span text:style-name="T12">Le panier est actualisé et enregistré avec un message de confirmation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Ergonomie :</text:p>
            <text:p text:style-name="P22">D<text:span text:style-name="T28">es messages d’informations (concernant la validation de la commande)</text:span></text:p>
            <text:p text:style-name="P23">seront affichés sous forme de popup</text:p>
            <text:p text:style-name="P21"/>
          </table:table-cell>
        </table:table-row>
        <table:table-row>
          <table:table-cell table:style-name="Table1.A2" office:value-type="string">
            <text:p text:style-name="P14">Performance attendue</text:p>
            <text:p text:style-name="P18"><text:span text:style-name="T27">-</text:span>Après avoir <text:span text:style-name="T31">sélectionné</text:span> sa pizza, le système affiche en moins de 5 secondes la page suivante pour valider <text:span text:style-name="T27">l</text:span>a commande</text:p>
            <text:p text:style-name="P24"><text:span text:style-name="T22">-</text:span><text:span text:style-name="T20">Le système indique en moins de 30 secondes (maximum) le temps nécessaire </text:span><text:soft-page-break/><text:span text:style-name="T20">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15">Problèmes non résolus ou non évoqués :</text:p>
            <text:p text:style-name="P19">Le client doit’il pouvoir personnaliser sa pizza ?</text:p>
            <text:p text:style-name="P20">Le client pourrait t’il constituer un pannier de pizza avant de s’être connecté.</text:p>
            <text:p text:style-name="P1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41:44.494105689</dc:date>
    <meta:editing-duration>PT1H29M2S</meta:editing-duration>
    <meta:editing-cycles>45</meta:editing-cycles>
    <meta:generator>LibreOffice/5.1.6.2$Linux_X86_64 LibreOffice_project/10m0$Build-2</meta:generator>
    <meta:document-statistic meta:table-count="5" meta:image-count="0" meta:object-count="0" meta:page-count="2" meta:paragraph-count="35" meta:word-count="305" meta:character-count="1871" meta:non-whitespace-character-count="1602"/>
  </office:meta>
</office:document-meta>
</file>